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6c4" officeooo:paragraph-rsid="000c56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DIOVASCUAR SYSTEM</text:p>
      <text:p text:style-name="P1">- Hyprtension</text:p>
      <text:p text:style-name="P1">- Cardiac Arrythmias</text:p>
      <text:p text:style-name="P1">- Cardiac Faiure</text:p>
      <text:p text:style-name="P1">- Angina Pectoris</text:p>
      <text:p text:style-name="P1">- Myocardiac Infaction</text:p>
      <text:p text:style-name="P1"/>
      <text:p text:style-name="P1">Definition of Terms</text:p>
      <text:p text:style-name="P1"/>
      <text:p text:style-name="P1">1. Cardiac Output: It is the product of the heart rate and stroke volume. (HR x SV).</text:p>
      <text:p text:style-name="P1">2. Stroke Volume: This is the volume of blood supplied at every heart beat.</text:p>
      <text:p text:style-name="P1">3. Heart Rate: The number of times the heart beat per minu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8:47:35.097689785</meta:creation-date>
    <dc:date>2025-10-16T18:54:01.681077225</dc:date>
    <meta:editing-duration>PT6M30S</meta:editing-duration>
    <meta:editing-cycles>1</meta:editing-cycles>
    <meta:generator>LibreOffice/25.8.1.1$Linux_X86_64 LibreOffice_project/580$Build-1</meta:generator>
    <meta:document-statistic meta:table-count="0" meta:image-count="0" meta:object-count="0" meta:page-count="1" meta:paragraph-count="10" meta:word-count="62" meta:character-count="347" meta:non-whitespace-character-count="295"/>
  </office:meta>
</office:document-meta>
</file>